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installer le mod avec les sorts changés et refaire tous les mages</text:p>
      <text:p text:style-name="Standard"/>
      <text:p text:style-name="Standard">Tous les archers ont des arcs qui SET les attaques à 2 par round -&gt; donc naze sur les guerriers que j'ai dejaà SET à 2 attaques. A la place mettre +1 attaques/round en effet con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3S</meta:editing-duration>
    <meta:editing-cycles>4</meta:editing-cycles>
    <meta:generator>OpenOffice/4.1.7$Win32 OpenOffice.org_project/417m1$Build-9800</meta:generator>
    <dc:date>2022-07-11T19:50:01.77</dc:date>
    <meta:document-statistic meta:table-count="0" meta:image-count="0" meta:object-count="0" meta:page-count="1" meta:paragraph-count="2" meta:word-count="48" meta:character-count="250"/>
    <meta:user-defined meta:name="Info 1"/>
    <meta:user-defined meta:name="Info 2"/>
    <meta:user-defined meta:name="Info 3"/>
    <meta:user-defined meta:name="Info 4"/>
  </office:meta>
</office:document-meta>
</file>